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1b8e40"/>
    </style:style>
    <style:style style:name="P3" style:family="paragraph" style:parent-style-name="Text_20_body">
      <style:text-properties fo:font-size="20pt" fo:font-weight="bold" officeooo:rsid="0020a9e2" officeooo:paragraph-rsid="0020a9e2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20pt" fo:font-weight="bold" officeooo:rsid="00200c19" officeooo:paragraph-rsid="00200c19" style:font-size-asian="20pt" style:font-weight-asian="bold" style:font-size-complex="20pt" style:font-weight-complex="bold"/>
    </style:style>
    <style:style style:name="P5" style:family="paragraph" style:parent-style-name="Text_20_body">
      <style:text-properties fo:font-size="20pt" fo:font-weight="bold" officeooo:rsid="0022d354" officeooo:paragraph-rsid="0022d354" style:font-size-asian="20pt" style:font-weight-asian="bold" style:font-size-complex="20pt" style:font-weight-complex="bold"/>
    </style:style>
    <style:style style:name="P6" style:family="paragraph" style:parent-style-name="Text_20_body">
      <style:text-properties officeooo:paragraph-rsid="00200c19"/>
    </style:style>
    <style:style style:name="P7" style:family="paragraph" style:parent-style-name="Text_20_body">
      <style:text-properties officeooo:paragraph-rsid="00215793"/>
    </style:style>
    <style:style style:name="P8" style:family="paragraph" style:parent-style-name="Text_20_body">
      <style:text-properties fo:font-size="12pt" fo:font-weight="normal" officeooo:rsid="0022d354" officeooo:paragraph-rsid="0022d354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22d354" officeooo:paragraph-rsid="0025981c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22d354" officeooo:paragraph-rsid="00276cfa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Liberation Serif" fo:font-size="12pt" fo:font-weight="normal" officeooo:rsid="0022d354" officeooo:paragraph-rsid="0022d354" style:font-size-asian="12pt" style:font-weight-asian="normal" style:font-size-complex="12pt" style:font-weight-complex="normal"/>
    </style:style>
    <style:style style:name="P12" style:family="paragraph" style:parent-style-name="Text_20_body">
      <style:text-properties officeooo:paragraph-rsid="00276cfa"/>
    </style:style>
    <style:style style:name="P13" style:family="paragraph" style:parent-style-name="Heading_20_2">
      <style:text-properties style:font-name="Liberation Serif" fo:font-size="18pt" style:font-size-asian="18pt" style:font-size-complex="18pt"/>
    </style:style>
    <style:style style:name="P14" style:family="paragraph" style:parent-style-name="Heading_20_2">
      <style:text-properties style:font-name="Liberation Serif" fo:font-size="18pt" fo:font-weight="bold" officeooo:rsid="0022d354" officeooo:paragraph-rsid="00276cfa" style:font-size-asian="18pt" style:font-weight-asian="bold" style:font-size-complex="18pt" style:font-weight-complex="bold"/>
    </style:style>
    <style:style style:name="P15" style:family="paragraph" style:parent-style-name="Heading_20_2">
      <style:paragraph-properties fo:text-align="center" style:justify-single-word="false"/>
      <style:text-properties fo:font-size="22pt" style:font-size-asian="22pt" style:font-size-complex="22pt"/>
    </style:style>
    <style:style style:name="P16" style:family="paragraph" style:parent-style-name="Heading_20_2">
      <style:text-properties officeooo:paragraph-rsid="00215793"/>
    </style:style>
    <style:style style:name="P17" style:family="paragraph" style:parent-style-name="Preformatted_20_Text">
      <style:text-properties style:font-name="Liberation Serif" fo:font-size="12pt" style:font-size-asian="12pt" style:font-size-complex="12pt"/>
    </style:style>
    <style:style style:name="P18" style:family="paragraph" style:parent-style-name="Preformatted_20_Text">
      <style:text-properties fo:font-size="20pt" fo:font-weight="normal" officeooo:rsid="0020a9e2" officeooo:paragraph-rsid="00215793" style:font-size-asian="20pt" style:font-weight-asian="normal" style:font-size-complex="20pt" style:font-weight-complex="normal"/>
    </style:style>
    <style:style style:name="P19" style:family="paragraph" style:parent-style-name="Preformatted_20_Text">
      <style:paragraph-properties fo:margin-top="0in" fo:margin-bottom="0.1965in" style:contextual-spacing="false"/>
      <style:text-properties style:font-name="Liberation Serif" fo:font-size="12pt" style:font-size-asian="12pt" style:font-size-complex="12pt"/>
    </style:style>
    <style:style style:name="T1" style:family="text">
      <style:text-properties officeooo:rsid="001b8e40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officeooo:rsid="00243f01"/>
    </style:style>
    <style:style style:name="T5" style:family="text">
      <style:text-properties style:font-name="Liberation Serif" officeooo:rsid="0025981c"/>
    </style:style>
    <style:style style:name="T6" style:family="text">
      <style:text-properties style:font-name="Liberation Serif" officeooo:rsid="00276cfa"/>
    </style:style>
    <style:style style:name="T7" style:family="text">
      <style:text-properties style:font-name="Liberation Serif" officeooo:rsid="00200c19"/>
    </style:style>
    <style:style style:name="T8" style:family="text">
      <style:text-properties fo:font-size="12pt" officeooo:rsid="00215793" style:font-size-asian="12pt" style:font-size-complex="12pt"/>
    </style:style>
    <style:style style:name="T9" style:family="text">
      <style:text-properties officeooo:rsid="001c3025"/>
    </style:style>
    <style:style style:name="T10" style:family="text">
      <style:text-properties officeooo:rsid="001e23aa"/>
    </style:style>
    <style:style style:name="T11" style:family="text">
      <style:text-properties officeooo:rsid="001f8403"/>
    </style:style>
    <style:style style:name="T12" style:family="text">
      <style:text-properties officeooo:rsid="00200c19"/>
    </style:style>
    <style:style style:name="T13" style:family="text">
      <style:text-properties officeooo:rsid="00259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How to Install Git 2.0.5 on CentOS</text:h>
      <text:p text:style-name="P1"/>
      <text:p text:style-name="P4">Method 1:</text:p>
      <text:h text:style-name="Heading_20_2" text:outline-level="2">Step 1: Install Required Packages </text:h>
      <text:p text:style-name="Text_20_body"/>
      <text:p text:style-name="P2"><text:span text:style-name="T1">Before Git installation we have reequired dependency packages. We should run following commend </text:span></text:p>
      <text:p text:style-name="Text_20_body"><text:s text:c="12"/><text:span text:style-name="T9"># </text:span>yum install curl-devel expat-devel gettext-devel openssl-devel zlib-devel</text:p>
      <text:p text:style-name="Preformatted_20_Text"><text:s text:c="5"/><text:span text:style-name="T9"># </text:span><text:span text:style-name="T3">yum install <text:s/>gcc perl-ExtUtils-MakeMaker</text:span></text:p>
      <text:p text:style-name="Preformatted_20_Text"/>
      <text:p text:style-name="Preformatted_20_Text"/>
      <text:h text:style-name="Heading_20_2" text:outline-level="2">Step <text:span text:style-name="T9">2</text:span>: Download and Compile Git Source</text:h>
      <text:p text:style-name="Text_20_body"/>
      <text:p text:style-name="Text_20_body">Download git source code from <text:a xlink:type="simple" xlink:href="https://www.kernel.org/pub/software/scm/git/" office:target-frame-name="_blank" xlink:show="new">kernel git</text:a> or simply use following command to download Git 2.0.5.</text:p>
      <text:p text:style-name="P17"><text:span text:style-name="T10"><text:s text:c="10"/># </text:span>cd /usr/src</text:p>
      <text:p text:style-name="P17"/>
      <text:p text:style-name="P17"><text:s text:c="10"/># wget <text:a xlink:type="simple" xlink:href="https://www.kernel.org/pub/software/scm/git/git-2.0.5.tar.gz">https://www.kernel.org/pub/software/scm/git/git-2.0.5.tar.gz</text:a></text:p>
      <text:p text:style-name="P17"/>
      <text:p text:style-name="P19"><text:s text:c="10"/># tar xzf git-2.0.5.tar.gz</text:p>
      <text:p text:style-name="P17">Use following command to compile source code </text:p>
      <text:p text:style-name="P17"/>
      <text:p text:style-name="P17"><text:s text:c="9"/># cd git-2.0.5</text:p>
      <text:p text:style-name="P17"/>
      <text:p text:style-name="P17"><text:s text:c="9"/># make prefix=/usr/local/git all</text:p>
      <text:p text:style-name="P17"/>
      <text:p text:style-name="P17"><text:s text:c="8"/># make prefix=/usr/local/git install</text:p>
      <text:p text:style-name="P17"/>
      <text:p text:style-name="P17"><text:s text:c="8"/># echo "export PATH=$PATH:/usr/local/git/bin" &gt;&gt; /etc/bashrc</text:p>
      <text:p text:style-name="P17"><text:s text:c="2"/></text:p>
      <text:p text:style-name="P19"><text:s text:c="8"/># source /etc/bashrc</text:p>
      <text:h text:style-name="P13" text:outline-level="2">Step <text:span text:style-name="T11">3</text:span>. Check Git Version</text:h>
      <text:p text:style-name="P17"/>
      <text:p text:style-name="P6">Let use following command to check git version <text:s text:c="5"/><text:span text:style-name="T12"><text:s/></text:span></text:p>
      <text:p text:style-name="P6"><text:span text:style-name="T12"><text:s text:c="10"/># git –version</text:span></text:p>
      <text:p text:style-name="P3"><text:soft-page-break/>Method :2</text:p>
      <text:h text:style-name="P16" text:outline-level="2">Step 1: Install Required Packages </text:h>
      <text:p text:style-name="P7"><text:span text:style-name="T1">Before Git installation we have reequired dependency packages. We should run following commend </text:span></text:p>
      <text:p text:style-name="P7"><text:s text:c="9"/><text:span text:style-name="T9"># </text:span>yum install curl-devel expat-devel gettext-devel openssl-devel zlib-devel</text:p>
      <text:p text:style-name="P18"><text:s text:c="2"/><text:span text:style-name="T8">#</text:span><text:span text:style-name="T3">yum install <text:s/>gcc perl-ExtUtils-MakeMaker</text:span></text:p>
      <text:p text:style-name="P3"/>
      <text:p text:style-name="P5">step 2:Installation</text:p>
      <text:p text:style-name="P11">Just run belowe commands for installation</text:p>
      <text:p text:style-name="P11"><text:s text:c="11"/>#yum update <text:s text:c="2"/></text:p>
      <text:p text:style-name="P11"><text:s text:c="10"/>#yum install git </text:p>
      <text:p text:style-name="P5">step <text:span text:style-name="T13">3</text:span>:Configuration</text:p>
      <text:p text:style-name="P8">To setup your user for git</text:p>
      <text:p text:style-name="P8"><text:span text:style-name="Source_20_Text"><text:span text:style-name="T4"><text:s text:c="9"/>#</text:span></text:span><text:span text:style-name="Source_20_Text"><text:span text:style-name="T2">git config --global user.name "testuser"<text:line-break/> <text:s text:c="8"/></text:span></text:span><text:span text:style-name="Source_20_Text"><text:span text:style-name="T4">#</text:span></text:span><text:span text:style-name="Source_20_Text"><text:span text:style-name="T2">git config --global user.email "</text:span></text:span><text:a xlink:type="simple" xlink:href="mailto:testuser@example.com"><text:span text:style-name="Source_20_Text"><text:span text:style-name="T2">testuser@example.com</text:span></text:span></text:a><text:span text:style-name="Source_20_Text"><text:span text:style-name="T2">"</text:span></text:span></text:p>
      <text:p text:style-name="P8">Next we’ll verify the configuration changes</text:p>
      <text:p text:style-name="P9"><text:span text:style-name="Source_20_Text"><text:span text:style-name="T5"><text:s text:c="9"/>#cat .gitconfig</text:span></text:span></text:p>
      <text:p text:style-name="P9"><text:span text:style-name="Source_20_Text"><text:span text:style-name="T5"><text:s text:c="15"/>OR</text:span></text:span></text:p>
      <text:p text:style-name="P9"><text:span text:style-name="Source_20_Text"><text:span text:style-name="T5"><text:s text:c="8"/>#git config –list</text:span></text:span></text:p>
      <text:h text:style-name="P14" text:outline-level="2">Step <text:span text:style-name="T11">3</text:span>. Check Git Version</text:h>
      <text:p text:style-name="P12">Let use following command to check git version <text:s text:c="5"/><text:span text:style-name="T12"><text:s/></text:span></text:p>
      <text:p text:style-name="P10"><text:span text:style-name="Source_20_Text"><text:span text:style-name="T7"><text:s text:c="7"/># git –version</text:span></text:span></text:p>
      <text:p text:style-name="P9"><text:span text:style-name="Source_20_Text"><text:span text:style-name="T5"/>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 PL UMing HK" style:font-family-asian="'AR PL UMing HK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UMing HK1" style:font-family-asian="'AR PL UMing H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5-12-30T12:59:46.118927190</meta:creation-date>
    <dc:date>2015-12-30T13:38:51.731724893</dc:date>
    <dc:creator>softsolutions4u </dc:creator>
    <meta:editing-duration>PT37M59S</meta:editing-duration>
    <meta:editing-cycles>18</meta:editing-cycles>
    <meta:generator>LibreOffice/4.2.8.2$Linux_x86 LibreOffice_project/420$Build-2</meta:generator>
    <meta:document-statistic meta:table-count="0" meta:image-count="0" meta:object-count="0" meta:page-count="2" meta:paragraph-count="40" meta:word-count="209" meta:character-count="1674" meta:non-whitespace-character-count="1291"/>
  </office:meta>
</office:document-meta>
</file>